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26mm"/>
    </style:style>
    <style:style style:name="co2" style:family="table-column">
      <style:table-column-properties fo:break-before="auto" style:column-width="102.22mm"/>
    </style:style>
    <style:style style:name="co3" style:family="table-column">
      <style:table-column-properties fo:break-before="auto" style:column-width="42.65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22.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ta1" style:family="table" style:master-page-name="PageStyle_5f_Plan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">
      <style:table-cell-properties fo:border-bottom="0.74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">
      <style:table-cell-properties fo:border-bottom="0.74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0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" style:family="table-cell" style:parent-style-name="Default" style:data-style-name="N1">
      <style:table-cell-properties fo:background-color="#00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Calibri1"/>
    </style:style>
    <style:style style:name="ce5" style:family="table-cell" style:parent-style-name="Default" style:data-style-name="N1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" style:family="table-cell" style:parent-style-name="Default" style:data-style-name="N1">
      <style:table-cell-properties fo:background-color="#83ca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7" style:family="table-cell" style:parent-style-name="Default" style:data-style-name="N1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8" style:family="table-cell" style:parent-style-name="Default" style:data-style-name="N1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9" style:family="table-cell" style:parent-style-name="Default" style:data-style-name="N1">
      <style:table-cell-properties fo:background-color="#00ff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" style:family="table-cell" style:parent-style-name="Default" style:data-style-name="N1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3">
      <style:table-cell-properties fo:border-bottom="0.74pt solid #000000" fo:background-color="#c0c0c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fo:background-color="#00ff00" fo:border="0.06pt solid #000000" style:rotation-align="none"/>
      <style:text-properties style:font-name="Calibri1"/>
    </style:style>
    <style:style style:name="ce16" style:family="table-cell" style:parent-style-name="Default">
      <style:table-cell-properties fo:background-color="#83caff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8" style:family="table-cell" style:parent-style-name="Default">
      <style:table-cell-properties fo:background-color="#ff0000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9" style:family="table-cell" style:parent-style-name="Default">
      <style:table-cell-properties fo:background-color="#00ff00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" style:family="table-cell" style:parent-style-name="Default">
      <style:table-cell-properties fo:background-color="#ff0000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1" style:family="table-cell" style:parent-style-name="Default" style:data-style-name="N3">
      <style:table-cell-properties fo:border="none" style:rotation-align="none"/>
    </style:style>
    <style:style style:name="ce22" style:family="table-cell" style:parent-style-name="Default" style:data-style-name="N3">
      <style:table-cell-properties style:rotation-align="none"/>
    </style:style>
    <style:style style:name="ce23" style:family="table-cell" style:parent-style-name="Default" style:data-style-name="N100">
      <style:table-cell-properties fo:background-color="#c0c0c0"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fo:border="0.06pt solid #000000" style:rotation-align="none"/>
      <style:paragraph-properties fo:text-align="center" fo:margin-left="0mm"/>
      <style:text-properties style:font-name="Calibri1"/>
    </style:style>
    <style:style style:name="ce25" style:family="table-cell" style:parent-style-name="Default" style:data-style-name="N100">
      <style:table-cell-properties fo:background-color="#00ff00" style:text-align-source="fix" style:repeat-content="false" fo:border="0.06pt solid #000000" style:rotation-align="none"/>
      <style:paragraph-properties fo:text-align="center" fo:margin-left="0mm"/>
      <style:text-properties style:font-name="Calibri1"/>
    </style:style>
    <style:style style:name="ce26" style:family="table-cell" style:parent-style-name="Default" style:data-style-name="N100">
      <style:table-cell-properties fo:background-color="#83caff" style:text-align-source="fix" style:repeat-content="false" fo:border="0.06pt solid #000000" style:rotation-align="none"/>
      <style:paragraph-properties fo:text-align="center" fo:margin-left="0mm"/>
      <style:text-properties style:font-name="Calibri1"/>
    </style:style>
    <style:style style:name="ce27" style:family="table-cell" style:parent-style-name="Default" style:data-style-name="N100">
      <style:table-cell-properties style:text-align-source="fix" style:repeat-content="false" fo:background-color="transparent" fo:border="0.06pt solid #000000" style:rotation-align="none"/>
      <style:paragraph-properties fo:text-align="center" fo:margin-left="0mm"/>
      <style:text-properties style:font-name="Calibri1"/>
    </style:style>
    <style:style style:name="ce28" style:family="table-cell" style:parent-style-name="Default" style:data-style-name="N100">
      <style:table-cell-properties fo:background-color="#ff0000" style:text-align-source="fix" style:repeat-content="false" fo:border="0.06pt solid #000000" style:rotation-align="none"/>
      <style:paragraph-properties fo:text-align="center" fo:margin-left="0mm"/>
      <style:text-properties style:font-name="Calibri1"/>
    </style:style>
    <style:style style:name="ce29" style:family="table-cell" style:parent-style-name="Default">
      <style:table-cell-properties fo:background-color="#83ca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0" style:family="table-cell" style:parent-style-name="Default" style:data-style-name="N36">
      <style:table-cell-properties fo:background-color="#ff0000" style:text-align-source="fix" style:repeat-content="false" fo:wrap-option="wrap" fo:border="0.06pt solid #000000" style:rotation-align="none"/>
      <style:paragraph-properties fo:text-align="center" fo:margin-left="0mm"/>
      <style:text-properties fo:color="#000000" style:font-name="Calibri1"/>
    </style:style>
    <style:style style:name="ce31" style:family="table-cell" style:parent-style-name="Default" style:data-style-name="N100">
      <style:table-cell-properties style:text-align-source="fix" style:repeat-content="false" fo:border="none" style:rotation-align="none"/>
      <style:paragraph-properties fo:text-align="center" fo:margin-left="0mm"/>
    </style:style>
    <style:style style:name="ce32" style:family="table-cell" style:parent-style-name="Default" style:data-style-name="N100">
      <style:table-cell-properties style:text-align-source="fix" style:repeat-content="false" style:rotation-align="none"/>
      <style:paragraph-properties fo:text-align="center" fo:margin-left="0mm"/>
    </style:style>
    <style:style style:name="ce33" style:family="table-cell" style:parent-style-name="Default" style:data-style-name="N3">
      <style:table-cell-properties fo:background-color="#c0c0c0" style:text-align-source="fix" style:repeat-content="false" style:rotation-align="non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36">
      <style:table-cell-properties style:text-align-source="fix" style:repeat-content="false" fo:wrap-option="wrap" fo:border="0.06pt solid #000000" style:rotation-align="none"/>
      <style:paragraph-properties fo:text-align="center" fo:margin-left="0mm"/>
      <style:text-properties style:font-name="Calibri1"/>
    </style:style>
    <style:style style:name="ce35" style:family="table-cell" style:parent-style-name="Default" style:data-style-name="N36">
      <style:table-cell-properties fo:background-color="#00ff00" style:text-align-source="fix" style:repeat-content="false" fo:wrap-option="wrap" fo:border="0.06pt solid #000000" style:rotation-align="none"/>
      <style:paragraph-properties fo:text-align="center" fo:margin-left="0mm"/>
      <style:text-properties style:font-name="Calibri1"/>
    </style:style>
    <style:style style:name="ce36" style:family="table-cell" style:parent-style-name="Default" style:data-style-name="N36">
      <style:table-cell-properties fo:background-color="#99ccff" style:text-align-source="fix" style:repeat-content="false" fo:wrap-option="wrap" fo:border="0.06pt solid #000000" style:rotation-align="none"/>
      <style:paragraph-properties fo:text-align="center" fo:margin-left="0mm"/>
      <style:text-properties style:font-name="Calibri1"/>
    </style:style>
    <style:style style:name="ce37" style:family="table-cell" style:parent-style-name="Default" style:data-style-name="N36">
      <style:table-cell-properties fo:background-color="#ff0000" style:text-align-source="fix" style:repeat-content="false" fo:wrap-option="wrap" fo:border="0.06pt solid #000000" style:rotation-align="none"/>
      <style:paragraph-properties fo:text-align="center" fo:margin-left="0mm"/>
      <style:text-properties style:font-name="Calibri1"/>
    </style:style>
    <style:style style:name="ce38" style:family="table-cell" style:parent-style-name="Default" style:data-style-name="N36">
      <style:table-cell-properties fo:background-color="#83caf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9" style:family="table-cell" style:parent-style-name="Default" style:data-style-name="N36">
      <style:table-cell-properties fo:background-color="#83caff" style:text-align-source="fix" style:repeat-content="false" fo:wrap-option="wrap" fo:border="0.06pt solid #000000" style:rotation-align="none"/>
      <style:paragraph-properties fo:text-align="center" fo:margin-left="0mm"/>
      <style:text-properties style:font-name="Calibri1"/>
    </style:style>
    <style:style style:name="ce40" style:family="table-cell" style:parent-style-name="Default" style:data-style-name="N3">
      <style:table-cell-properties style:text-align-source="fix" style:repeat-content="false" fo:border="none" style:rotation-align="none"/>
      <style:paragraph-properties fo:text-align="center" fo:margin-left="0mm"/>
    </style:style>
    <style:style style:name="ce41" style:family="table-cell" style:parent-style-name="Default" style:data-style-name="N3">
      <style:table-cell-properties style:text-align-source="fix" style:repeat-content="false" style:rotation-align="none"/>
      <style:paragraph-properties fo:text-align="center" fo:margin-left="0mm"/>
    </style:style>
    <style:style style:name="ce42" style:family="table-cell" style:parent-style-name="Default" style:data-style-name="N36">
      <style:table-cell-properties fo:background-color="#83caff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3" style:family="table-cell" style:parent-style-name="Default" style:data-style-name="N36">
      <style:table-cell-properties fo:background-color="#ff0000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Pai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22"/>
        <table:table-column table:style-name="co3" table:default-cell-style-name="ce32"/>
        <table:table-column table:style-name="co4" table:default-cell-style-name="ce22"/>
        <table:table-column table:style-name="co5" table:default-cell-style-name="ce22"/>
        <table:table-column table:style-name="co1" table:number-columns-repeated="1018" table:default-cell-style-name="ce22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abela de País usada na NF-e – NT 2018.003</text:p>
          </table:table-cell>
          <table:covered-table-cell table:style-name="ce13"/>
          <table:covered-table-cell table:style-name="ce23"/>
          <table:covered-table-cell table:number-columns-repeated="2" table:style-name="ce33"/>
          <table:table-cell table:number-columns-repeated="1019"/>
        </table:table-row>
        <table:table-row table:style-name="ro1">
          <table:table-cell table:style-name="ce2" office:value-type="string" calcext:value-type="string">
            <text:p>cPais</text:p>
          </table:table-cell>
          <table:table-cell table:style-name="ce13" office:value-type="string" calcext:value-type="string">
            <text:p>Nome País</text:p>
          </table:table-cell>
          <table:table-cell table:style-name="ce23" office:value-type="string" calcext:value-type="string">
            <text:p>SITUAÇÃO</text:p>
          </table:table-cell>
          <table:table-cell table:style-name="ce33" office:value-type="string" calcext:value-type="string">
            <text:p>Data Início</text:p>
          </table:table-cell>
          <table:table-cell table:style-name="ce33" office:value-type="string" calcext:value-type="string">
            <text:p>Data Fim</text:p>
          </table:table-cell>
          <table:table-cell table:number-columns-repeated="1019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14" office:value-type="string" calcext:value-type="string">
            <text:p>AFEGANISTAO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15" office:value-type="string" calcext:value-type="string">
            <text:p>ALAND, ILHAS</text:p>
          </table:table-cell>
          <table:table-cell table:style-name="ce25" office:value-type="string" calcext:value-type="string">
            <text:p>INCLUÍDO</text:p>
          </table:table-cell>
          <table:table-cell table:style-name="ce35" office:value-type="date" office:date-value="2017-01-01" calcext:value-type="date">
            <text:p>01/01/2017</text:p>
          </table:table-cell>
          <table:table-cell table:style-name="ce35"/>
          <table:table-cell table:number-columns-repeated="1019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14" office:value-type="string" calcext:value-type="string">
            <text:p>ALBANIA, REPUBLICA <text:s/>D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6" office:value-type="float" office:value="200" calcext:value-type="float">
            <text:p>200</text:p>
          </table:table-cell>
          <table:table-cell table:style-name="ce16" office:value-type="string" calcext:value-type="string">
            <text:p>CURACAO</text:p>
          </table:table-cell>
          <table:table-cell table:style-name="ce26" office:value-type="string" calcext:value-type="string">
            <text:p>ALTERADO</text:p>
          </table:table-cell>
          <table:table-cell table:style-name="ce36" office:value-type="date" office:date-value="2015-12-07" calcext:value-type="date">
            <text:p>07/12/2015</text:p>
          </table:table-cell>
          <table:table-cell table:style-name="ce36" office:value-type="date" office:date-value="2018-05-31" calcext:value-type="date">
            <text:p>31/05/2018</text:p>
          </table:table-cell>
          <table:table-cell table:number-columns-repeated="1019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14" office:value-type="string" calcext:value-type="string">
            <text:p>ALEMANH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14" office:value-type="string" calcext:value-type="string">
            <text:p>BURKINA FASO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370" calcext:value-type="float">
            <text:p>370</text:p>
          </table:table-cell>
          <table:table-cell table:style-name="ce14" office:value-type="string" calcext:value-type="string">
            <text:p>ANDORR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400" calcext:value-type="float">
            <text:p>400</text:p>
          </table:table-cell>
          <table:table-cell table:style-name="ce14" office:value-type="string" calcext:value-type="string">
            <text:p>ANGOL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418" calcext:value-type="float">
            <text:p>418</text:p>
          </table:table-cell>
          <table:table-cell table:style-name="ce14" office:value-type="string" calcext:value-type="string">
            <text:p>ANGUILL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table:style-name="ce15" office:value-type="string" calcext:value-type="string">
            <text:p>ANTARTICA</text:p>
          </table:table-cell>
          <table:table-cell table:style-name="ce25" office:value-type="string" calcext:value-type="string">
            <text:p>INCLUÍDO</text:p>
          </table:table-cell>
          <table:table-cell table:style-name="ce35" office:value-type="date" office:date-value="2017-01-01" calcext:value-type="date">
            <text:p>01/01/2017</text:p>
          </table:table-cell>
          <table:table-cell table:style-name="ce35"/>
          <table:table-cell table:number-columns-repeated="1019"/>
        </table:table-row>
        <table:table-row table:style-name="ro1">
          <table:table-cell table:style-name="ce7" office:value-type="float" office:value="434" calcext:value-type="float">
            <text:p>434</text:p>
          </table:table-cell>
          <table:table-cell table:style-name="ce17" office:value-type="string" calcext:value-type="string">
            <text:p>ANTIGUA E BARBUDA</text:p>
          </table:table-cell>
          <table:table-cell table:style-name="ce27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8" office:value-type="float" office:value="477" calcext:value-type="float">
            <text:p>477</text:p>
          </table:table-cell>
          <table:table-cell table:style-name="ce18" office:value-type="string" calcext:value-type="string">
            <text:p>ANTILHAS HOLANDESAS</text:p>
          </table:table-cell>
          <table:table-cell table:style-name="ce28" office:value-type="string" calcext:value-type="string">
            <text:p>EXCLUÍDO</text:p>
          </table:table-cell>
          <table:table-cell table:style-name="ce37" office:value-type="date" office:date-value="2006-01-01" calcext:value-type="date">
            <text:p>01/01/2006</text:p>
          </table:table-cell>
          <table:table-cell table:style-name="ce37" office:value-type="date" office:date-value="2018-05-31" calcext:value-type="date">
            <text:p>31/05/2018</text:p>
          </table:table-cell>
          <table:table-cell table:number-columns-repeated="1019"/>
        </table:table-row>
        <table:table-row table:style-name="ro1">
          <table:table-cell table:style-name="ce5" office:value-type="float" office:value="531" calcext:value-type="float">
            <text:p>531</text:p>
          </table:table-cell>
          <table:table-cell table:style-name="ce14" office:value-type="string" calcext:value-type="string">
            <text:p>ARABIA SAUDIT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590" calcext:value-type="float">
            <text:p>590</text:p>
          </table:table-cell>
          <table:table-cell table:style-name="ce14" office:value-type="string" calcext:value-type="string">
            <text:p>ARGEL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639" calcext:value-type="float">
            <text:p>639</text:p>
          </table:table-cell>
          <table:table-cell table:style-name="ce14" office:value-type="string" calcext:value-type="string">
            <text:p>ARGENTIN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647" calcext:value-type="float">
            <text:p>647</text:p>
          </table:table-cell>
          <table:table-cell table:style-name="ce14" office:value-type="string" calcext:value-type="string">
            <text:p>ARMENIA, REPUBLICA D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655" calcext:value-type="float">
            <text:p>655</text:p>
          </table:table-cell>
          <table:table-cell table:style-name="ce14" office:value-type="string" calcext:value-type="string">
            <text:p>ARUB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698" calcext:value-type="float">
            <text:p>698</text:p>
          </table:table-cell>
          <table:table-cell table:style-name="ce14" office:value-type="string" calcext:value-type="string">
            <text:p>AUSTRAL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728" calcext:value-type="float">
            <text:p>728</text:p>
          </table:table-cell>
          <table:table-cell table:style-name="ce14" office:value-type="string" calcext:value-type="string">
            <text:p>AUSTR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736" calcext:value-type="float">
            <text:p>736</text:p>
          </table:table-cell>
          <table:table-cell table:style-name="ce14" office:value-type="string" calcext:value-type="string">
            <text:p>AZERBAIJAO, REPUBLICA DO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779" calcext:value-type="float">
            <text:p>779</text:p>
          </table:table-cell>
          <table:table-cell table:style-name="ce14" office:value-type="string" calcext:value-type="string">
            <text:p>BAHAMAS, ILHAS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809" calcext:value-type="float">
            <text:p>809</text:p>
          </table:table-cell>
          <table:table-cell table:style-name="ce14" office:value-type="string" calcext:value-type="string">
            <text:p>BAHREIN, ILHAS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817" calcext:value-type="float">
            <text:p>817</text:p>
          </table:table-cell>
          <table:table-cell table:style-name="ce14" office:value-type="string" calcext:value-type="string">
            <text:p>BANGLADESH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833" calcext:value-type="float">
            <text:p>833</text:p>
          </table:table-cell>
          <table:table-cell table:style-name="ce14" office:value-type="string" calcext:value-type="string">
            <text:p>BARBADOS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850" calcext:value-type="float">
            <text:p>850</text:p>
          </table:table-cell>
          <table:table-cell table:style-name="ce14" office:value-type="string" calcext:value-type="string">
            <text:p>BELARUS, REPUBLICA D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876" calcext:value-type="float">
            <text:p>876</text:p>
          </table:table-cell>
          <table:table-cell table:style-name="ce14" office:value-type="string" calcext:value-type="string">
            <text:p>BELGIC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884" calcext:value-type="float">
            <text:p>884</text:p>
          </table:table-cell>
          <table:table-cell table:style-name="ce14" office:value-type="string" calcext:value-type="string">
            <text:p>BELIZE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906" calcext:value-type="float">
            <text:p>906</text:p>
          </table:table-cell>
          <table:table-cell table:style-name="ce14" office:value-type="string" calcext:value-type="string">
            <text:p>BERMUDAS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930" calcext:value-type="float">
            <text:p>930</text:p>
          </table:table-cell>
          <table:table-cell table:style-name="ce14" office:value-type="string" calcext:value-type="string">
            <text:p>MIANMAR (BIRMANIA)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7" office:value-type="float" office:value="973" calcext:value-type="float">
            <text:p>973</text:p>
          </table:table-cell>
          <table:table-cell table:style-name="ce17" office:value-type="string" calcext:value-type="string">
            <text:p>BOLIVIA, ESTADO PLURINACIONAL DA</text:p>
          </table:table-cell>
          <table:table-cell table:style-name="ce27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981" calcext:value-type="float">
            <text:p>981</text:p>
          </table:table-cell>
          <table:table-cell table:style-name="ce14" office:value-type="string" calcext:value-type="string">
            <text:p>BOSNIA-HERZEGOVINA (REPUBLICA DA)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9" office:value-type="float" office:value="990" calcext:value-type="float">
            <text:p>990</text:p>
          </table:table-cell>
          <table:table-cell table:style-name="ce19" office:value-type="string" calcext:value-type="string">
            <text:p>BONAIRE</text:p>
          </table:table-cell>
          <table:table-cell table:style-name="ce25" office:value-type="string" calcext:value-type="string">
            <text:p>INCLUÍDO</text:p>
          </table:table-cell>
          <table:table-cell table:style-name="ce35" office:value-type="date" office:date-value="2017-01-01" calcext:value-type="date">
            <text:p>01/01/2017</text:p>
          </table:table-cell>
          <table:table-cell table:style-name="ce35"/>
          <table:table-cell table:number-columns-repeated="1019"/>
        </table:table-row>
        <table:table-row table:style-name="ro1">
          <table:table-cell table:style-name="ce5" office:value-type="float" office:value="1015" calcext:value-type="float">
            <text:p>1015</text:p>
          </table:table-cell>
          <table:table-cell table:style-name="ce14" office:value-type="string" calcext:value-type="string">
            <text:p>BOTSUAN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4" office:value-type="float" office:value="1023" calcext:value-type="float">
            <text:p>1023</text:p>
          </table:table-cell>
          <table:table-cell table:style-name="ce15" office:value-type="string" calcext:value-type="string">
            <text:p>BOUVET, ILHA</text:p>
          </table:table-cell>
          <table:table-cell table:style-name="ce25" office:value-type="string" calcext:value-type="string">
            <text:p>INCLUÍDO</text:p>
          </table:table-cell>
          <table:table-cell table:style-name="ce35" office:value-type="date" office:date-value="2017-01-01" calcext:value-type="date">
            <text:p>01/01/2017</text:p>
          </table:table-cell>
          <table:table-cell table:style-name="ce35"/>
          <table:table-cell table:number-columns-repeated="1019"/>
        </table:table-row>
        <table:table-row table:style-name="ro1">
          <table:table-cell table:style-name="ce5" office:value-type="float" office:value="1058" calcext:value-type="float">
            <text:p>1058</text:p>
          </table:table-cell>
          <table:table-cell table:style-name="ce14" office:value-type="string" calcext:value-type="string">
            <text:p>BRASIL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1082" calcext:value-type="float">
            <text:p>1082</text:p>
          </table:table-cell>
          <table:table-cell table:style-name="ce14" office:value-type="string" calcext:value-type="string">
            <text:p>BRUNEI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1112" calcext:value-type="float">
            <text:p>1112</text:p>
          </table:table-cell>
          <table:table-cell table:style-name="ce14" office:value-type="string" calcext:value-type="string">
            <text:p>BULGARIA, REPUBLICA D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1155" calcext:value-type="float">
            <text:p>1155</text:p>
          </table:table-cell>
          <table:table-cell table:style-name="ce14" office:value-type="string" calcext:value-type="string">
            <text:p>BURUNDI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1198" calcext:value-type="float">
            <text:p>1198</text:p>
          </table:table-cell>
          <table:table-cell table:style-name="ce14" office:value-type="string" calcext:value-type="string">
            <text:p>BUTAO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1279" calcext:value-type="float">
            <text:p>1279</text:p>
          </table:table-cell>
          <table:table-cell table:style-name="ce14" office:value-type="string" calcext:value-type="string">
            <text:p>CABO VERDE, REPUBLICA DE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1376" calcext:value-type="float">
            <text:p>1376</text:p>
          </table:table-cell>
          <table:table-cell table:style-name="ce14" office:value-type="string" calcext:value-type="string">
            <text:p>CAYMAN, ILHAS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1414" calcext:value-type="float">
            <text:p>1414</text:p>
          </table:table-cell>
          <table:table-cell table:style-name="ce14" office:value-type="string" calcext:value-type="string">
            <text:p>CAMBOJ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1457" calcext:value-type="float">
            <text:p>1457</text:p>
          </table:table-cell>
          <table:table-cell table:style-name="ce14" office:value-type="string" calcext:value-type="string">
            <text:p>CAMAROES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1490" calcext:value-type="float">
            <text:p>1490</text:p>
          </table:table-cell>
          <table:table-cell table:style-name="ce14" office:value-type="string" calcext:value-type="string">
            <text:p>CANAD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6" office:value-type="float" office:value="1504" calcext:value-type="float">
            <text:p>1504</text:p>
          </table:table-cell>
          <table:table-cell table:style-name="ce16" office:value-type="string" calcext:value-type="string">
            <text:p>GUERNSEY, ILHA DO CANAL (INCLUI ALDERNEY E SARK)</text:p>
          </table:table-cell>
          <table:table-cell table:style-name="ce29" office:value-type="string" calcext:value-type="string">
            <text:p>ALTERADO</text:p>
          </table:table-cell>
          <table:table-cell table:style-name="ce38" office:value-type="date" office:date-value="2006-01-01" calcext:value-type="date">
            <text:p>01/01/2006</text:p>
          </table:table-cell>
          <table:table-cell table:style-name="ce42" office:value-type="date" office:date-value="2018-05-31" calcext:value-type="date">
            <text:p>31/05/2018</text:p>
          </table:table-cell>
          <table:table-cell table:number-columns-repeated="1019"/>
        </table:table-row>
        <table:table-row table:style-name="ro1">
          <table:table-cell table:style-name="ce6" office:value-type="float" office:value="1508" calcext:value-type="float">
            <text:p>1508</text:p>
          </table:table-cell>
          <table:table-cell table:style-name="ce16" office:value-type="string" calcext:value-type="string">
            <text:p>JERSEY, ILHA DO CANAL</text:p>
          </table:table-cell>
          <table:table-cell table:style-name="ce29" office:value-type="string" calcext:value-type="string">
            <text:p>ALTERADO</text:p>
          </table:table-cell>
          <table:table-cell table:style-name="ce38" office:value-type="date" office:date-value="2006-01-01" calcext:value-type="date">
            <text:p>01/01/2006</text:p>
          </table:table-cell>
          <table:table-cell table:style-name="ce42" office:value-type="date" office:date-value="2018-05-31" calcext:value-type="date">
            <text:p>31/05/2018</text:p>
          </table:table-cell>
          <table:table-cell table:number-columns-repeated="1019"/>
        </table:table-row>
        <table:table-row table:style-name="ro1">
          <table:table-cell table:style-name="ce8" office:value-type="float" office:value="1511" calcext:value-type="float">
            <text:p>1511</text:p>
          </table:table-cell>
          <table:table-cell table:style-name="ce18" office:value-type="string" calcext:value-type="string">
            <text:p>CANARIAS, ILHAS</text:p>
          </table:table-cell>
          <table:table-cell table:style-name="ce28" office:value-type="string" calcext:value-type="string">
            <text:p>EXCLUÍDO</text:p>
          </table:table-cell>
          <table:table-cell table:style-name="ce28" office:value-type="string" calcext:value-type="string">
            <text:p>01/01/2006</text:p>
          </table:table-cell>
          <table:table-cell table:style-name="ce43" office:value-type="date" office:date-value="2018-05-31" calcext:value-type="date">
            <text:p>31/05/2018</text:p>
          </table:table-cell>
          <table:table-cell table:number-columns-repeated="1019"/>
        </table:table-row>
        <table:table-row table:style-name="ro1">
          <table:table-cell table:style-name="ce5" office:value-type="float" office:value="1538" calcext:value-type="float">
            <text:p>1538</text:p>
          </table:table-cell>
          <table:table-cell table:style-name="ce14" office:value-type="string" calcext:value-type="string">
            <text:p>CAZAQUISTAO, REPUBLICA DO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1546" calcext:value-type="float">
            <text:p>1546</text:p>
          </table:table-cell>
          <table:table-cell table:style-name="ce14" office:value-type="string" calcext:value-type="string">
            <text:p>CATAR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1589" calcext:value-type="float">
            <text:p>1589</text:p>
          </table:table-cell>
          <table:table-cell table:style-name="ce14" office:value-type="string" calcext:value-type="string">
            <text:p>CHILE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1600" calcext:value-type="float">
            <text:p>1600</text:p>
          </table:table-cell>
          <table:table-cell table:style-name="ce14" office:value-type="string" calcext:value-type="string">
            <text:p>CHINA, REPUBLICA POPULAR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1619" calcext:value-type="float">
            <text:p>1619</text:p>
          </table:table-cell>
          <table:table-cell table:style-name="ce14" office:value-type="string" calcext:value-type="string">
            <text:p>FORMOSA (TAIWAN)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1635" calcext:value-type="float">
            <text:p>1635</text:p>
          </table:table-cell>
          <table:table-cell table:style-name="ce14" office:value-type="string" calcext:value-type="string">
            <text:p>CHIPRE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1651" calcext:value-type="float">
            <text:p>1651</text:p>
          </table:table-cell>
          <table:table-cell table:style-name="ce14" office:value-type="string" calcext:value-type="string">
            <text:p>COCOS(KEELING),ILHAS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1694" calcext:value-type="float">
            <text:p>1694</text:p>
          </table:table-cell>
          <table:table-cell table:style-name="ce14" office:value-type="string" calcext:value-type="string">
            <text:p>COLOMB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1732" calcext:value-type="float">
            <text:p>1732</text:p>
          </table:table-cell>
          <table:table-cell table:style-name="ce14" office:value-type="string" calcext:value-type="string">
            <text:p>COMORES, ILHAS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1775" calcext:value-type="float">
            <text:p>1775</text:p>
          </table:table-cell>
          <table:table-cell table:style-name="ce14" office:value-type="string" calcext:value-type="string">
            <text:p>CONGO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1830" calcext:value-type="float">
            <text:p>1830</text:p>
          </table:table-cell>
          <table:table-cell table:style-name="ce14" office:value-type="string" calcext:value-type="string">
            <text:p>COOK, ILHAS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1872" calcext:value-type="float">
            <text:p>1872</text:p>
          </table:table-cell>
          <table:table-cell table:style-name="ce14" office:value-type="string" calcext:value-type="string">
            <text:p>COREIA (DO NORTE), REP.POP.DEMOCRATIC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1902" calcext:value-type="float">
            <text:p>1902</text:p>
          </table:table-cell>
          <table:table-cell table:style-name="ce14" office:value-type="string" calcext:value-type="string">
            <text:p>COREIA (DO SUL), REPUBLICA D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1937" calcext:value-type="float">
            <text:p>1937</text:p>
          </table:table-cell>
          <table:table-cell table:style-name="ce14" office:value-type="string" calcext:value-type="string">
            <text:p>COSTA DO MARFIM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1953" calcext:value-type="float">
            <text:p>1953</text:p>
          </table:table-cell>
          <table:table-cell table:style-name="ce14" office:value-type="string" calcext:value-type="string">
            <text:p>CROACIA (REPUBLICA DA)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1961" calcext:value-type="float">
            <text:p>1961</text:p>
          </table:table-cell>
          <table:table-cell table:style-name="ce14" office:value-type="string" calcext:value-type="string">
            <text:p>COSTA RIC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2">
          <table:table-cell table:style-name="ce8" office:value-type="float" office:value="1988" calcext:value-type="float">
            <text:p>1988</text:p>
          </table:table-cell>
          <table:table-cell table:style-name="ce18" office:value-type="string" calcext:value-type="string">
            <text:p>COVEITE</text:p>
          </table:table-cell>
          <table:table-cell table:style-name="ce30" office:value-type="string" calcext:value-type="string">
            <text:p>APENAS ALTERAÇÃO DE NOME</text:p>
          </table:table-cell>
          <table:table-cell table:style-name="ce30" office:value-type="date" office:date-value="2006-01-01" calcext:value-type="date">
            <text:p>01/01/2006</text:p>
          </table:table-cell>
          <table:table-cell table:style-name="ce30"/>
          <table:table-cell table:number-columns-repeated="1019"/>
        </table:table-row>
        <table:table-row table:style-name="ro1">
          <table:table-cell table:style-name="ce9" office:value-type="float" office:value="1988" calcext:value-type="float">
            <text:p>1988</text:p>
          </table:table-cell>
          <table:table-cell table:style-name="ce19" office:value-type="string" calcext:value-type="string">
            <text:p>KUWAIT</text:p>
          </table:table-cell>
          <table:table-cell table:style-name="ce25" office:value-type="string" calcext:value-type="string">
            <text:p>APENAS ALTERAÇÃO DE NOME</text:p>
          </table:table-cell>
          <table:table-cell table:style-name="ce35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table:style-name="ce14" office:value-type="string" calcext:value-type="string">
            <text:p>CUB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6" office:value-type="float" office:value="2003" calcext:value-type="float">
            <text:p>2003</text:p>
          </table:table-cell>
          <table:table-cell table:style-name="ce16" office:value-type="string" calcext:value-type="string">
            <text:p>CURACAO</text:p>
          </table:table-cell>
          <table:table-cell table:style-name="ce26" office:value-type="string" calcext:value-type="string">
            <text:p>ALTERADO</text:p>
          </table:table-cell>
          <table:table-cell table:style-name="ce39" office:value-type="date" office:date-value="2017-01-01" calcext:value-type="date">
            <text:p>01/01/2017</text:p>
          </table:table-cell>
          <table:table-cell table:style-name="ce39"/>
          <table:table-cell table:number-columns-repeated="1019"/>
        </table:table-row>
        <table:table-row table:style-name="ro1">
          <table:table-cell table:style-name="ce5" office:value-type="float" office:value="2291" calcext:value-type="float">
            <text:p>2291</text:p>
          </table:table-cell>
          <table:table-cell table:style-name="ce14" office:value-type="string" calcext:value-type="string">
            <text:p>BENIN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2321" calcext:value-type="float">
            <text:p>2321</text:p>
          </table:table-cell>
          <table:table-cell table:style-name="ce14" office:value-type="string" calcext:value-type="string">
            <text:p>DINAMARC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7" office:value-type="float" office:value="2356" calcext:value-type="float">
            <text:p>2356</text:p>
          </table:table-cell>
          <table:table-cell table:style-name="ce17" office:value-type="string" calcext:value-type="string">
            <text:p>DOMINICA,ILHA</text:p>
          </table:table-cell>
          <table:table-cell table:style-name="ce27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2399" calcext:value-type="float">
            <text:p>2399</text:p>
          </table:table-cell>
          <table:table-cell table:style-name="ce14" office:value-type="string" calcext:value-type="string">
            <text:p>EQUADOR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2402" calcext:value-type="float">
            <text:p>2402</text:p>
          </table:table-cell>
          <table:table-cell table:style-name="ce14" office:value-type="string" calcext:value-type="string">
            <text:p>EGITO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2437" calcext:value-type="float">
            <text:p>2437</text:p>
          </table:table-cell>
          <table:table-cell table:style-name="ce14" office:value-type="string" calcext:value-type="string">
            <text:p>ERITRE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2445" calcext:value-type="float">
            <text:p>2445</text:p>
          </table:table-cell>
          <table:table-cell table:style-name="ce14" office:value-type="string" calcext:value-type="string">
            <text:p>EMIRADOS ARABES UNIDOS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2453" calcext:value-type="float">
            <text:p>2453</text:p>
          </table:table-cell>
          <table:table-cell table:style-name="ce14" office:value-type="string" calcext:value-type="string">
            <text:p>ESPANH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2461" calcext:value-type="float">
            <text:p>2461</text:p>
          </table:table-cell>
          <table:table-cell table:style-name="ce14" office:value-type="string" calcext:value-type="string">
            <text:p>ESLOVENIA, REPUBLICA D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2470" calcext:value-type="float">
            <text:p>2470</text:p>
          </table:table-cell>
          <table:table-cell table:style-name="ce14" office:value-type="string" calcext:value-type="string">
            <text:p>ESLOVACA, REPUBLIC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2496" calcext:value-type="float">
            <text:p>2496</text:p>
          </table:table-cell>
          <table:table-cell table:style-name="ce14" office:value-type="string" calcext:value-type="string">
            <text:p>ESTADOS UNIDOS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2518" calcext:value-type="float">
            <text:p>2518</text:p>
          </table:table-cell>
          <table:table-cell table:style-name="ce14" office:value-type="string" calcext:value-type="string">
            <text:p>ESTONIA, REPUBLICA D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2534" calcext:value-type="float">
            <text:p>2534</text:p>
          </table:table-cell>
          <table:table-cell table:style-name="ce14" office:value-type="string" calcext:value-type="string">
            <text:p>ETIOP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2550" calcext:value-type="float">
            <text:p>2550</text:p>
          </table:table-cell>
          <table:table-cell table:style-name="ce14" office:value-type="string" calcext:value-type="string">
            <text:p>FALKLAND (ILHAS MALVINAS)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2593" calcext:value-type="float">
            <text:p>2593</text:p>
          </table:table-cell>
          <table:table-cell table:style-name="ce14" office:value-type="string" calcext:value-type="string">
            <text:p>FEROE, ILHAS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2674" calcext:value-type="float">
            <text:p>2674</text:p>
          </table:table-cell>
          <table:table-cell table:style-name="ce14" office:value-type="string" calcext:value-type="string">
            <text:p>FILIPINAS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2712" calcext:value-type="float">
            <text:p>2712</text:p>
          </table:table-cell>
          <table:table-cell table:style-name="ce14" office:value-type="string" calcext:value-type="string">
            <text:p>FINLAND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2755" calcext:value-type="float">
            <text:p>2755</text:p>
          </table:table-cell>
          <table:table-cell table:style-name="ce14" office:value-type="string" calcext:value-type="string">
            <text:p>FRANC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2810" calcext:value-type="float">
            <text:p>2810</text:p>
          </table:table-cell>
          <table:table-cell table:style-name="ce14" office:value-type="string" calcext:value-type="string">
            <text:p>GABAO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2852" calcext:value-type="float">
            <text:p>2852</text:p>
          </table:table-cell>
          <table:table-cell table:style-name="ce14" office:value-type="string" calcext:value-type="string">
            <text:p>GAMB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2895" calcext:value-type="float">
            <text:p>2895</text:p>
          </table:table-cell>
          <table:table-cell table:style-name="ce14" office:value-type="string" calcext:value-type="string">
            <text:p>GAN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2917" calcext:value-type="float">
            <text:p>2917</text:p>
          </table:table-cell>
          <table:table-cell table:style-name="ce14" office:value-type="string" calcext:value-type="string">
            <text:p>GEORGIA, REPUBLICA D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9" office:value-type="float" office:value="2925" calcext:value-type="float">
            <text:p>2925</text:p>
          </table:table-cell>
          <table:table-cell table:style-name="ce19" office:value-type="string" calcext:value-type="string">
            <text:p>ILHAS GEORGIA DO SUL E SANDWICH DO SUL</text:p>
          </table:table-cell>
          <table:table-cell table:style-name="ce25" office:value-type="string" calcext:value-type="string">
            <text:p>INCLUÍDO</text:p>
          </table:table-cell>
          <table:table-cell table:style-name="ce35" office:value-type="date" office:date-value="2017-01-01" calcext:value-type="date">
            <text:p>01/01/2017</text:p>
          </table:table-cell>
          <table:table-cell table:style-name="ce35"/>
          <table:table-cell table:number-columns-repeated="1019"/>
        </table:table-row>
        <table:table-row table:style-name="ro1">
          <table:table-cell table:style-name="ce5" office:value-type="float" office:value="2933" calcext:value-type="float">
            <text:p>2933</text:p>
          </table:table-cell>
          <table:table-cell table:style-name="ce14" office:value-type="string" calcext:value-type="string">
            <text:p>GIBRALTAR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2976" calcext:value-type="float">
            <text:p>2976</text:p>
          </table:table-cell>
          <table:table-cell table:style-name="ce14" office:value-type="string" calcext:value-type="string">
            <text:p>GRANAD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3018" calcext:value-type="float">
            <text:p>3018</text:p>
          </table:table-cell>
          <table:table-cell table:style-name="ce14" office:value-type="string" calcext:value-type="string">
            <text:p>GREC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3050" calcext:value-type="float">
            <text:p>3050</text:p>
          </table:table-cell>
          <table:table-cell table:style-name="ce14" office:value-type="string" calcext:value-type="string">
            <text:p>GROENLAND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3093" calcext:value-type="float">
            <text:p>3093</text:p>
          </table:table-cell>
          <table:table-cell table:style-name="ce14" office:value-type="string" calcext:value-type="string">
            <text:p>GUADALUPE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3131" calcext:value-type="float">
            <text:p>3131</text:p>
          </table:table-cell>
          <table:table-cell table:style-name="ce14" office:value-type="string" calcext:value-type="string">
            <text:p>GUAM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3174" calcext:value-type="float">
            <text:p>3174</text:p>
          </table:table-cell>
          <table:table-cell table:style-name="ce14" office:value-type="string" calcext:value-type="string">
            <text:p>GUATEMAL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9" office:value-type="float" office:value="3212" calcext:value-type="float">
            <text:p>3212</text:p>
          </table:table-cell>
          <table:table-cell table:style-name="ce19" office:value-type="string" calcext:value-type="string">
            <text:p>GUERNSEY, ILHA DO CANAL (INCLUI ALDERNEY E SARK)</text:p>
          </table:table-cell>
          <table:table-cell table:style-name="ce25" office:value-type="string" calcext:value-type="string">
            <text:p>INCLUÍDO</text:p>
          </table:table-cell>
          <table:table-cell table:style-name="ce35" office:value-type="date" office:date-value="2017-01-01" calcext:value-type="date">
            <text:p>01/01/2017</text:p>
          </table:table-cell>
          <table:table-cell table:style-name="ce35"/>
          <table:table-cell table:number-columns-repeated="1019"/>
        </table:table-row>
        <table:table-row table:style-name="ro1">
          <table:table-cell table:style-name="ce5" office:value-type="float" office:value="3255" calcext:value-type="float">
            <text:p>3255</text:p>
          </table:table-cell>
          <table:table-cell table:style-name="ce14" office:value-type="string" calcext:value-type="string">
            <text:p>GUIANA FRANCES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3298" calcext:value-type="float">
            <text:p>3298</text:p>
          </table:table-cell>
          <table:table-cell table:style-name="ce14" office:value-type="string" calcext:value-type="string">
            <text:p>GUINE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3310" calcext:value-type="float">
            <text:p>3310</text:p>
          </table:table-cell>
          <table:table-cell table:style-name="ce14" office:value-type="string" calcext:value-type="string">
            <text:p>GUINE-EQUATORIAL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3344" calcext:value-type="float">
            <text:p>3344</text:p>
          </table:table-cell>
          <table:table-cell table:style-name="ce14" office:value-type="string" calcext:value-type="string">
            <text:p>GUINE-BISSAU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3379" calcext:value-type="float">
            <text:p>3379</text:p>
          </table:table-cell>
          <table:table-cell table:style-name="ce14" office:value-type="string" calcext:value-type="string">
            <text:p>GUIAN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3417" calcext:value-type="float">
            <text:p>3417</text:p>
          </table:table-cell>
          <table:table-cell table:style-name="ce14" office:value-type="string" calcext:value-type="string">
            <text:p>HAITI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9" office:value-type="float" office:value="3433" calcext:value-type="float">
            <text:p>3433</text:p>
          </table:table-cell>
          <table:table-cell table:style-name="ce19" office:value-type="string" calcext:value-type="string">
            <text:p>ILHA HEARD E ILHAS MCDONALD</text:p>
          </table:table-cell>
          <table:table-cell table:style-name="ce25" office:value-type="string" calcext:value-type="string">
            <text:p>INCLUÍDO</text:p>
          </table:table-cell>
          <table:table-cell table:style-name="ce35" office:value-type="date" office:date-value="2017-01-01" calcext:value-type="date">
            <text:p>01/01/2017</text:p>
          </table:table-cell>
          <table:table-cell table:style-name="ce35"/>
          <table:table-cell table:number-columns-repeated="1019"/>
        </table:table-row>
        <table:table-row table:style-name="ro1">
          <table:table-cell table:style-name="ce7" office:value-type="float" office:value="3450" calcext:value-type="float">
            <text:p>3450</text:p>
          </table:table-cell>
          <table:table-cell table:style-name="ce17" office:value-type="string" calcext:value-type="string">
            <text:p>HONDURAS</text:p>
          </table:table-cell>
          <table:table-cell table:style-name="ce27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3514" calcext:value-type="float">
            <text:p>3514</text:p>
          </table:table-cell>
          <table:table-cell table:style-name="ce14" office:value-type="string" calcext:value-type="string">
            <text:p>HONG KONG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3557" calcext:value-type="float">
            <text:p>3557</text:p>
          </table:table-cell>
          <table:table-cell table:style-name="ce14" office:value-type="string" calcext:value-type="string">
            <text:p>HUNGRIA, REPUBLICA D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3573" calcext:value-type="float">
            <text:p>3573</text:p>
          </table:table-cell>
          <table:table-cell table:style-name="ce14" office:value-type="string" calcext:value-type="string">
            <text:p>IEMEN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3595" calcext:value-type="float">
            <text:p>3595</text:p>
          </table:table-cell>
          <table:table-cell table:style-name="ce14" office:value-type="string" calcext:value-type="string">
            <text:p>MAN, ILHA DE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6" office:value-type="float" office:value="3599" calcext:value-type="float">
            <text:p>3599</text:p>
          </table:table-cell>
          <table:table-cell table:style-name="ce16" office:value-type="string" calcext:value-type="string">
            <text:p>BONAIRE</text:p>
          </table:table-cell>
          <table:table-cell table:style-name="ce26" office:value-type="string" calcext:value-type="string">
            <text:p>ALTERADO</text:p>
          </table:table-cell>
          <table:table-cell table:style-name="ce36" office:value-type="date" office:date-value="2006-01-01" calcext:value-type="date">
            <text:p>01/01/2006</text:p>
          </table:table-cell>
          <table:table-cell table:style-name="ce36" office:value-type="date" office:date-value="2018-05-31" calcext:value-type="date">
            <text:p>31/05/2018</text:p>
          </table:table-cell>
          <table:table-cell table:number-columns-repeated="1019"/>
        </table:table-row>
        <table:table-row table:style-name="ro1">
          <table:table-cell table:style-name="ce5" office:value-type="float" office:value="3611" calcext:value-type="float">
            <text:p>3611</text:p>
          </table:table-cell>
          <table:table-cell table:style-name="ce14" office:value-type="string" calcext:value-type="string">
            <text:p>IND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3654" calcext:value-type="float">
            <text:p>3654</text:p>
          </table:table-cell>
          <table:table-cell table:style-name="ce14" office:value-type="string" calcext:value-type="string">
            <text:p>INDONES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3697" calcext:value-type="float">
            <text:p>3697</text:p>
          </table:table-cell>
          <table:table-cell table:style-name="ce14" office:value-type="string" calcext:value-type="string">
            <text:p>IRAQUE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3727" calcext:value-type="float">
            <text:p>3727</text:p>
          </table:table-cell>
          <table:table-cell table:style-name="ce14" office:value-type="string" calcext:value-type="string">
            <text:p>IRA, REPUBLICA ISLAMICA DO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3751" calcext:value-type="float">
            <text:p>3751</text:p>
          </table:table-cell>
          <table:table-cell table:style-name="ce14" office:value-type="string" calcext:value-type="string">
            <text:p>IRLAND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3794" calcext:value-type="float">
            <text:p>3794</text:p>
          </table:table-cell>
          <table:table-cell table:style-name="ce14" office:value-type="string" calcext:value-type="string">
            <text:p>ISLAND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3832" calcext:value-type="float">
            <text:p>3832</text:p>
          </table:table-cell>
          <table:table-cell table:style-name="ce14" office:value-type="string" calcext:value-type="string">
            <text:p>ISRAEL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3867" calcext:value-type="float">
            <text:p>3867</text:p>
          </table:table-cell>
          <table:table-cell table:style-name="ce14" office:value-type="string" calcext:value-type="string">
            <text:p>ITAL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3913" calcext:value-type="float">
            <text:p>3913</text:p>
          </table:table-cell>
          <table:table-cell table:style-name="ce14" office:value-type="string" calcext:value-type="string">
            <text:p>JAMAIC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9" office:value-type="float" office:value="3930" calcext:value-type="float">
            <text:p>3930</text:p>
          </table:table-cell>
          <table:table-cell table:style-name="ce19" office:value-type="string" calcext:value-type="string">
            <text:p>JERSEY, ILHA DO CANAL</text:p>
          </table:table-cell>
          <table:table-cell table:style-name="ce25" office:value-type="string" calcext:value-type="string">
            <text:p>INCLUÍDO</text:p>
          </table:table-cell>
          <table:table-cell table:style-name="ce35" office:value-type="date" office:date-value="2017-01-01" calcext:value-type="date">
            <text:p>01/01/2017</text:p>
          </table:table-cell>
          <table:table-cell table:style-name="ce35"/>
          <table:table-cell table:number-columns-repeated="1019"/>
        </table:table-row>
        <table:table-row table:style-name="ro1">
          <table:table-cell table:style-name="ce8" office:value-type="float" office:value="3964" calcext:value-type="float">
            <text:p>3964</text:p>
          </table:table-cell>
          <table:table-cell table:style-name="ce18" office:value-type="string" calcext:value-type="string">
            <text:p>JOHNSTON, ILHAS</text:p>
          </table:table-cell>
          <table:table-cell table:style-name="ce28" office:value-type="string" calcext:value-type="string">
            <text:p>EXCLUÍDO</text:p>
          </table:table-cell>
          <table:table-cell table:style-name="ce37" office:value-type="date" office:date-value="2006-01-01" calcext:value-type="date">
            <text:p>01/01/2006</text:p>
          </table:table-cell>
          <table:table-cell table:style-name="ce37" office:value-type="date" office:date-value="2018-05-31" calcext:value-type="date">
            <text:p>31/05/2018</text:p>
          </table:table-cell>
          <table:table-cell table:number-columns-repeated="1019"/>
        </table:table-row>
        <table:table-row table:style-name="ro1">
          <table:table-cell table:style-name="ce5" office:value-type="float" office:value="3999" calcext:value-type="float">
            <text:p>3999</text:p>
          </table:table-cell>
          <table:table-cell table:style-name="ce14" office:value-type="string" calcext:value-type="string">
            <text:p>JAPAO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4030" calcext:value-type="float">
            <text:p>4030</text:p>
          </table:table-cell>
          <table:table-cell table:style-name="ce14" office:value-type="string" calcext:value-type="string">
            <text:p>JORDAN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4111" calcext:value-type="float">
            <text:p>4111</text:p>
          </table:table-cell>
          <table:table-cell table:style-name="ce14" office:value-type="string" calcext:value-type="string">
            <text:p>KIRIBATI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4200" calcext:value-type="float">
            <text:p>4200</text:p>
          </table:table-cell>
          <table:table-cell table:style-name="ce14" office:value-type="string" calcext:value-type="string">
            <text:p>LAOS, REP.POP.DEMOCR.DO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8" office:value-type="float" office:value="4235" calcext:value-type="float">
            <text:p>4235</text:p>
          </table:table-cell>
          <table:table-cell table:style-name="ce18" office:value-type="string" calcext:value-type="string">
            <text:p>LEBUAN,ILHAS</text:p>
          </table:table-cell>
          <table:table-cell table:style-name="ce28" office:value-type="string" calcext:value-type="string">
            <text:p>EXCLUÍDO</text:p>
          </table:table-cell>
          <table:table-cell table:style-name="ce37" office:value-type="date" office:date-value="2006-01-01" calcext:value-type="date">
            <text:p>01/01/2006</text:p>
          </table:table-cell>
          <table:table-cell table:style-name="ce37" office:value-type="date" office:date-value="2018-05-31" calcext:value-type="date">
            <text:p>31/05/2018</text:p>
          </table:table-cell>
          <table:table-cell table:number-columns-repeated="1019"/>
        </table:table-row>
        <table:table-row table:style-name="ro1">
          <table:table-cell table:style-name="ce5" office:value-type="float" office:value="4260" calcext:value-type="float">
            <text:p>4260</text:p>
          </table:table-cell>
          <table:table-cell table:style-name="ce14" office:value-type="string" calcext:value-type="string">
            <text:p>LESOTO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4278" calcext:value-type="float">
            <text:p>4278</text:p>
          </table:table-cell>
          <table:table-cell table:style-name="ce14" office:value-type="string" calcext:value-type="string">
            <text:p>LETONIA, REPUBLICA D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4316" calcext:value-type="float">
            <text:p>4316</text:p>
          </table:table-cell>
          <table:table-cell table:style-name="ce14" office:value-type="string" calcext:value-type="string">
            <text:p>LIBANO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4340" calcext:value-type="float">
            <text:p>4340</text:p>
          </table:table-cell>
          <table:table-cell table:style-name="ce14" office:value-type="string" calcext:value-type="string">
            <text:p>LIBER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4383" calcext:value-type="float">
            <text:p>4383</text:p>
          </table:table-cell>
          <table:table-cell table:style-name="ce14" office:value-type="string" calcext:value-type="string">
            <text:p>LIB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4405" calcext:value-type="float">
            <text:p>4405</text:p>
          </table:table-cell>
          <table:table-cell table:style-name="ce14" office:value-type="string" calcext:value-type="string">
            <text:p>LIECHTENSTEIN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4421" calcext:value-type="float">
            <text:p>4421</text:p>
          </table:table-cell>
          <table:table-cell table:style-name="ce14" office:value-type="string" calcext:value-type="string">
            <text:p>LITUANIA, REPUBLICA D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4456" calcext:value-type="float">
            <text:p>4456</text:p>
          </table:table-cell>
          <table:table-cell table:style-name="ce14" office:value-type="string" calcext:value-type="string">
            <text:p>LUXEMBURGO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4472" calcext:value-type="float">
            <text:p>4472</text:p>
          </table:table-cell>
          <table:table-cell table:style-name="ce14" office:value-type="string" calcext:value-type="string">
            <text:p>MACAU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4499" calcext:value-type="float">
            <text:p>4499</text:p>
          </table:table-cell>
          <table:table-cell table:style-name="ce14" office:value-type="string" calcext:value-type="string">
            <text:p>MACEDONIA, ANT.REP.IUGOSLAV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4502" calcext:value-type="float">
            <text:p>4502</text:p>
          </table:table-cell>
          <table:table-cell table:style-name="ce14" office:value-type="string" calcext:value-type="string">
            <text:p>MADAGASCAR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8" office:value-type="float" office:value="4525" calcext:value-type="float">
            <text:p>4525</text:p>
          </table:table-cell>
          <table:table-cell table:style-name="ce18" office:value-type="string" calcext:value-type="string">
            <text:p>MADEIRA, ILHA DA</text:p>
          </table:table-cell>
          <table:table-cell table:style-name="ce28" office:value-type="string" calcext:value-type="string">
            <text:p>EXCLUÍDO</text:p>
          </table:table-cell>
          <table:table-cell table:style-name="ce37" office:value-type="date" office:date-value="2006-01-01" calcext:value-type="date">
            <text:p>01/01/2006</text:p>
          </table:table-cell>
          <table:table-cell table:style-name="ce37" office:value-type="date" office:date-value="2018-05-31" calcext:value-type="date">
            <text:p>31/05/2018</text:p>
          </table:table-cell>
          <table:table-cell table:number-columns-repeated="1019"/>
        </table:table-row>
        <table:table-row table:style-name="ro1">
          <table:table-cell table:style-name="ce5" office:value-type="float" office:value="4553" calcext:value-type="float">
            <text:p>4553</text:p>
          </table:table-cell>
          <table:table-cell table:style-name="ce14" office:value-type="string" calcext:value-type="string">
            <text:p>MALAS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4588" calcext:value-type="float">
            <text:p>4588</text:p>
          </table:table-cell>
          <table:table-cell table:style-name="ce14" office:value-type="string" calcext:value-type="string">
            <text:p>MALAVI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4618" calcext:value-type="float">
            <text:p>4618</text:p>
          </table:table-cell>
          <table:table-cell table:style-name="ce14" office:value-type="string" calcext:value-type="string">
            <text:p>MALDIVAS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4642" calcext:value-type="float">
            <text:p>4642</text:p>
          </table:table-cell>
          <table:table-cell table:style-name="ce14" office:value-type="string" calcext:value-type="string">
            <text:p>MALI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4677" calcext:value-type="float">
            <text:p>4677</text:p>
          </table:table-cell>
          <table:table-cell table:style-name="ce14" office:value-type="string" calcext:value-type="string">
            <text:p>MALT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4723" calcext:value-type="float">
            <text:p>4723</text:p>
          </table:table-cell>
          <table:table-cell table:style-name="ce14" office:value-type="string" calcext:value-type="string">
            <text:p>MARIANAS DO NORTE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4740" calcext:value-type="float">
            <text:p>4740</text:p>
          </table:table-cell>
          <table:table-cell table:style-name="ce14" office:value-type="string" calcext:value-type="string">
            <text:p>MARROCOS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4766" calcext:value-type="float">
            <text:p>4766</text:p>
          </table:table-cell>
          <table:table-cell table:style-name="ce14" office:value-type="string" calcext:value-type="string">
            <text:p>MARSHALL,ILHAS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4774" calcext:value-type="float">
            <text:p>4774</text:p>
          </table:table-cell>
          <table:table-cell table:style-name="ce14" office:value-type="string" calcext:value-type="string">
            <text:p>MARTINIC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4855" calcext:value-type="float">
            <text:p>4855</text:p>
          </table:table-cell>
          <table:table-cell table:style-name="ce14" office:value-type="string" calcext:value-type="string">
            <text:p>MAURICIO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7" office:value-type="float" office:value="4880" calcext:value-type="float">
            <text:p>4880</text:p>
          </table:table-cell>
          <table:table-cell table:style-name="ce17" office:value-type="string" calcext:value-type="string">
            <text:p>MAURITANIA</text:p>
          </table:table-cell>
          <table:table-cell table:style-name="ce27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6" office:value-type="float" office:value="4885" calcext:value-type="float">
            <text:p>4885</text:p>
          </table:table-cell>
          <table:table-cell table:style-name="ce16" office:value-type="string" calcext:value-type="string">
            <text:p>MAYOTTE (ILHAS FRANCESAS)</text:p>
          </table:table-cell>
          <table:table-cell table:style-name="ce26" office:value-type="string" calcext:value-type="string">
            <text:p>ALTERADO</text:p>
          </table:table-cell>
          <table:table-cell table:style-name="ce36" office:value-type="date" office:date-value="2006-01-01" calcext:value-type="date">
            <text:p>01/01/2006</text:p>
          </table:table-cell>
          <table:table-cell table:style-name="ce36" office:value-type="date" office:date-value="2018-05-31" calcext:value-type="date">
            <text:p>31/05/2018</text:p>
          </table:table-cell>
          <table:table-cell table:number-columns-repeated="1019"/>
        </table:table-row>
        <table:table-row table:style-name="ro1">
          <table:table-cell table:style-name="ce9" office:value-type="float" office:value="4898" calcext:value-type="float">
            <text:p>4898</text:p>
          </table:table-cell>
          <table:table-cell table:style-name="ce19" office:value-type="string" calcext:value-type="string">
            <text:p>MAYOTTE (ILHAS FRANCESAS)</text:p>
          </table:table-cell>
          <table:table-cell table:style-name="ce25" office:value-type="string" calcext:value-type="string">
            <text:p>INCLUÍDO</text:p>
          </table:table-cell>
          <table:table-cell table:style-name="ce35" office:value-type="date" office:date-value="2017-01-01" calcext:value-type="date">
            <text:p>01/01/2017</text:p>
          </table:table-cell>
          <table:table-cell table:style-name="ce35"/>
          <table:table-cell table:number-columns-repeated="1019"/>
        </table:table-row>
        <table:table-row table:style-name="ro1">
          <table:table-cell table:style-name="ce10" office:value-type="float" office:value="4901" calcext:value-type="float">
            <text:p>4901</text:p>
          </table:table-cell>
          <table:table-cell table:style-name="ce20" office:value-type="string" calcext:value-type="string">
            <text:p>MIDWAY, ILHAS</text:p>
          </table:table-cell>
          <table:table-cell table:style-name="ce28" office:value-type="string" calcext:value-type="string">
            <text:p>EXCLUÍDO</text:p>
          </table:table-cell>
          <table:table-cell table:style-name="ce37" office:value-type="date" office:date-value="2006-01-01" calcext:value-type="date">
            <text:p>01/01/2006</text:p>
          </table:table-cell>
          <table:table-cell table:style-name="ce37" office:value-type="date" office:date-value="2018-05-31" calcext:value-type="date">
            <text:p>31/05/2018</text:p>
          </table:table-cell>
          <table:table-cell table:number-columns-repeated="1019"/>
        </table:table-row>
        <table:table-row table:style-name="ro1">
          <table:table-cell table:style-name="ce5" office:value-type="float" office:value="4936" calcext:value-type="float">
            <text:p>4936</text:p>
          </table:table-cell>
          <table:table-cell table:style-name="ce14" office:value-type="string" calcext:value-type="string">
            <text:p>MEXICO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4944" calcext:value-type="float">
            <text:p>4944</text:p>
          </table:table-cell>
          <table:table-cell table:style-name="ce14" office:value-type="string" calcext:value-type="string">
            <text:p>MOLDAVIA, REPUBLICA D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4952" calcext:value-type="float">
            <text:p>4952</text:p>
          </table:table-cell>
          <table:table-cell table:style-name="ce14" office:value-type="string" calcext:value-type="string">
            <text:p>MONACO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4979" calcext:value-type="float">
            <text:p>4979</text:p>
          </table:table-cell>
          <table:table-cell table:style-name="ce14" office:value-type="string" calcext:value-type="string">
            <text:p>MONGOL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4985" calcext:value-type="float">
            <text:p>4985</text:p>
          </table:table-cell>
          <table:table-cell table:style-name="ce14" office:value-type="string" calcext:value-type="string">
            <text:p>MONTENEGRO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4995" calcext:value-type="float">
            <text:p>4995</text:p>
          </table:table-cell>
          <table:table-cell table:style-name="ce14" office:value-type="string" calcext:value-type="string">
            <text:p>MICRONES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5010" calcext:value-type="float">
            <text:p>5010</text:p>
          </table:table-cell>
          <table:table-cell table:style-name="ce14" office:value-type="string" calcext:value-type="string">
            <text:p>MONTSERRAT,ILHAS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5053" calcext:value-type="float">
            <text:p>5053</text:p>
          </table:table-cell>
          <table:table-cell table:style-name="ce14" office:value-type="string" calcext:value-type="string">
            <text:p>MOCAMBIQUE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5070" calcext:value-type="float">
            <text:p>5070</text:p>
          </table:table-cell>
          <table:table-cell table:style-name="ce14" office:value-type="string" calcext:value-type="string">
            <text:p>NAMIB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5088" calcext:value-type="float">
            <text:p>5088</text:p>
          </table:table-cell>
          <table:table-cell table:style-name="ce14" office:value-type="string" calcext:value-type="string">
            <text:p>NAURU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5118" calcext:value-type="float">
            <text:p>5118</text:p>
          </table:table-cell>
          <table:table-cell table:style-name="ce14" office:value-type="string" calcext:value-type="string">
            <text:p>CHRISTMAS,ILHA (NAVIDAD)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5177" calcext:value-type="float">
            <text:p>5177</text:p>
          </table:table-cell>
          <table:table-cell table:style-name="ce14" office:value-type="string" calcext:value-type="string">
            <text:p>NEPAL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5215" calcext:value-type="float">
            <text:p>5215</text:p>
          </table:table-cell>
          <table:table-cell table:style-name="ce14" office:value-type="string" calcext:value-type="string">
            <text:p>NICARAGU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5258" calcext:value-type="float">
            <text:p>5258</text:p>
          </table:table-cell>
          <table:table-cell table:style-name="ce14" office:value-type="string" calcext:value-type="string">
            <text:p>NIGER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5282" calcext:value-type="float">
            <text:p>5282</text:p>
          </table:table-cell>
          <table:table-cell table:style-name="ce14" office:value-type="string" calcext:value-type="string">
            <text:p>NIGER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5312" calcext:value-type="float">
            <text:p>5312</text:p>
          </table:table-cell>
          <table:table-cell table:style-name="ce14" office:value-type="string" calcext:value-type="string">
            <text:p>NIUE,ILH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5355" calcext:value-type="float">
            <text:p>5355</text:p>
          </table:table-cell>
          <table:table-cell table:style-name="ce14" office:value-type="string" calcext:value-type="string">
            <text:p>NORFOLK,ILH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5380" calcext:value-type="float">
            <text:p>5380</text:p>
          </table:table-cell>
          <table:table-cell table:style-name="ce14" office:value-type="string" calcext:value-type="string">
            <text:p>NORUEG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5428" calcext:value-type="float">
            <text:p>5428</text:p>
          </table:table-cell>
          <table:table-cell table:style-name="ce14" office:value-type="string" calcext:value-type="string">
            <text:p>NOVA CALEDON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5452" calcext:value-type="float">
            <text:p>5452</text:p>
          </table:table-cell>
          <table:table-cell table:style-name="ce14" office:value-type="string" calcext:value-type="string">
            <text:p>PAPUA NOVA GUINE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5487" calcext:value-type="float">
            <text:p>5487</text:p>
          </table:table-cell>
          <table:table-cell table:style-name="ce14" office:value-type="string" calcext:value-type="string">
            <text:p>NOVA ZELAND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5517" calcext:value-type="float">
            <text:p>5517</text:p>
          </table:table-cell>
          <table:table-cell table:style-name="ce14" office:value-type="string" calcext:value-type="string">
            <text:p>VANUATU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5568" calcext:value-type="float">
            <text:p>5568</text:p>
          </table:table-cell>
          <table:table-cell table:style-name="ce14" office:value-type="string" calcext:value-type="string">
            <text:p>OM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5665" calcext:value-type="float">
            <text:p>5665</text:p>
          </table:table-cell>
          <table:table-cell table:style-name="ce14" office:value-type="string" calcext:value-type="string">
            <text:p>PACIFICO,ILHAS DO (POSSESSAO DOS EUA)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5738" calcext:value-type="float">
            <text:p>5738</text:p>
          </table:table-cell>
          <table:table-cell table:style-name="ce14" office:value-type="string" calcext:value-type="string">
            <text:p>PAISES BAIXOS (HOLANDA)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5754" calcext:value-type="float">
            <text:p>5754</text:p>
          </table:table-cell>
          <table:table-cell table:style-name="ce14" office:value-type="string" calcext:value-type="string">
            <text:p>PALAU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5762" calcext:value-type="float">
            <text:p>5762</text:p>
          </table:table-cell>
          <table:table-cell table:style-name="ce14" office:value-type="string" calcext:value-type="string">
            <text:p>PAQUISTAO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5780" calcext:value-type="float">
            <text:p>5780</text:p>
          </table:table-cell>
          <table:table-cell table:style-name="ce14" office:value-type="string" calcext:value-type="string">
            <text:p>PALESTINA</text:p>
          </table:table-cell>
          <table:table-cell table:style-name="ce24"/>
          <table:table-cell table:style-name="ce34" office:value-type="date" office:date-value="2012-11-29" calcext:value-type="date">
            <text:p>29/11/2012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5800" calcext:value-type="float">
            <text:p>5800</text:p>
          </table:table-cell>
          <table:table-cell table:style-name="ce14" office:value-type="string" calcext:value-type="string">
            <text:p>PANAM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5860" calcext:value-type="float">
            <text:p>5860</text:p>
          </table:table-cell>
          <table:table-cell table:style-name="ce14" office:value-type="string" calcext:value-type="string">
            <text:p>PARAGUAI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5894" calcext:value-type="float">
            <text:p>5894</text:p>
          </table:table-cell>
          <table:table-cell table:style-name="ce14" office:value-type="string" calcext:value-type="string">
            <text:p>PERU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5932" calcext:value-type="float">
            <text:p>5932</text:p>
          </table:table-cell>
          <table:table-cell table:style-name="ce14" office:value-type="string" calcext:value-type="string">
            <text:p>PITCAIRN,ILH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5991" calcext:value-type="float">
            <text:p>5991</text:p>
          </table:table-cell>
          <table:table-cell table:style-name="ce14" office:value-type="string" calcext:value-type="string">
            <text:p>POLINESIA FRANCES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6033" calcext:value-type="float">
            <text:p>6033</text:p>
          </table:table-cell>
          <table:table-cell table:style-name="ce14" office:value-type="string" calcext:value-type="string">
            <text:p>POLONIA, REPUBLICA D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6076" calcext:value-type="float">
            <text:p>6076</text:p>
          </table:table-cell>
          <table:table-cell table:style-name="ce14" office:value-type="string" calcext:value-type="string">
            <text:p>PORTUGAL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6114" calcext:value-type="float">
            <text:p>6114</text:p>
          </table:table-cell>
          <table:table-cell table:style-name="ce14" office:value-type="string" calcext:value-type="string">
            <text:p>PORTO RICO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6238" calcext:value-type="float">
            <text:p>6238</text:p>
          </table:table-cell>
          <table:table-cell table:style-name="ce14" office:value-type="string" calcext:value-type="string">
            <text:p>QUEN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6254" calcext:value-type="float">
            <text:p>6254</text:p>
          </table:table-cell>
          <table:table-cell table:style-name="ce14" office:value-type="string" calcext:value-type="string">
            <text:p>QUIRGUIZ, REPUBLIC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6289" calcext:value-type="float">
            <text:p>6289</text:p>
          </table:table-cell>
          <table:table-cell table:style-name="ce14" office:value-type="string" calcext:value-type="string">
            <text:p>REINO UNIDO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6408" calcext:value-type="float">
            <text:p>6408</text:p>
          </table:table-cell>
          <table:table-cell table:style-name="ce14" office:value-type="string" calcext:value-type="string">
            <text:p>REPUBLICA CENTRO-AFRICAN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6475" calcext:value-type="float">
            <text:p>6475</text:p>
          </table:table-cell>
          <table:table-cell table:style-name="ce14" office:value-type="string" calcext:value-type="string">
            <text:p>REPUBLICA DOMINICAN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6602" calcext:value-type="float">
            <text:p>6602</text:p>
          </table:table-cell>
          <table:table-cell table:style-name="ce14" office:value-type="string" calcext:value-type="string">
            <text:p>REUNIAO, ILH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6653" calcext:value-type="float">
            <text:p>6653</text:p>
          </table:table-cell>
          <table:table-cell table:style-name="ce14" office:value-type="string" calcext:value-type="string">
            <text:p>ZIMBABUE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6700" calcext:value-type="float">
            <text:p>6700</text:p>
          </table:table-cell>
          <table:table-cell table:style-name="ce14" office:value-type="string" calcext:value-type="string">
            <text:p>ROMEN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6750" calcext:value-type="float">
            <text:p>6750</text:p>
          </table:table-cell>
          <table:table-cell table:style-name="ce14" office:value-type="string" calcext:value-type="string">
            <text:p>RUAND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6769" calcext:value-type="float">
            <text:p>6769</text:p>
          </table:table-cell>
          <table:table-cell table:style-name="ce14" office:value-type="string" calcext:value-type="string">
            <text:p>RUSSIA, FEDERACAO D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6777" calcext:value-type="float">
            <text:p>6777</text:p>
          </table:table-cell>
          <table:table-cell table:style-name="ce14" office:value-type="string" calcext:value-type="string">
            <text:p>SALOMAO, ILHAS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6858" calcext:value-type="float">
            <text:p>6858</text:p>
          </table:table-cell>
          <table:table-cell table:style-name="ce14" office:value-type="string" calcext:value-type="string">
            <text:p>SAARA OCIDENTAL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6874" calcext:value-type="float">
            <text:p>6874</text:p>
          </table:table-cell>
          <table:table-cell table:style-name="ce14" office:value-type="string" calcext:value-type="string">
            <text:p>EL SALVADOR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6904" calcext:value-type="float">
            <text:p>6904</text:p>
          </table:table-cell>
          <table:table-cell table:style-name="ce14" office:value-type="string" calcext:value-type="string">
            <text:p>SAMO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6912" calcext:value-type="float">
            <text:p>6912</text:p>
          </table:table-cell>
          <table:table-cell table:style-name="ce14" office:value-type="string" calcext:value-type="string">
            <text:p>SAMOA AMERICAN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6955" calcext:value-type="float">
            <text:p>6955</text:p>
          </table:table-cell>
          <table:table-cell table:style-name="ce14" office:value-type="string" calcext:value-type="string">
            <text:p>SAO CRISTOVAO E NEVES,ILHAS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9" office:value-type="float" office:value="6939" calcext:value-type="float">
            <text:p>6939</text:p>
          </table:table-cell>
          <table:table-cell table:style-name="ce19" office:value-type="string" calcext:value-type="string">
            <text:p>SAO BARTOLOMEU</text:p>
          </table:table-cell>
          <table:table-cell table:style-name="ce25" office:value-type="string" calcext:value-type="string">
            <text:p>INCLUÍDO</text:p>
          </table:table-cell>
          <table:table-cell table:style-name="ce35" office:value-type="date" office:date-value="2017-01-01" calcext:value-type="date">
            <text:p>01/01/2017</text:p>
          </table:table-cell>
          <table:table-cell table:style-name="ce35"/>
          <table:table-cell table:number-columns-repeated="1019"/>
        </table:table-row>
        <table:table-row table:style-name="ro1">
          <table:table-cell table:style-name="ce5" office:value-type="float" office:value="6971" calcext:value-type="float">
            <text:p>6971</text:p>
          </table:table-cell>
          <table:table-cell table:style-name="ce14" office:value-type="string" calcext:value-type="string">
            <text:p>SAN MARINO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9" office:value-type="float" office:value="6980" calcext:value-type="float">
            <text:p>6980</text:p>
          </table:table-cell>
          <table:table-cell table:style-name="ce19" office:value-type="string" calcext:value-type="string">
            <text:p>ILHAS DE SAO MARTINHO (PARTE FRANCESA)</text:p>
          </table:table-cell>
          <table:table-cell table:style-name="ce25" office:value-type="string" calcext:value-type="string">
            <text:p>INCLUÍDO</text:p>
          </table:table-cell>
          <table:table-cell table:style-name="ce35" office:value-type="date" office:date-value="2017-01-01" calcext:value-type="date">
            <text:p>01/01/2017</text:p>
          </table:table-cell>
          <table:table-cell table:style-name="ce35"/>
          <table:table-cell table:number-columns-repeated="1019"/>
        </table:table-row>
        <table:table-row table:style-name="ro1">
          <table:table-cell table:style-name="ce9" office:value-type="float" office:value="6998" calcext:value-type="float">
            <text:p>6998</text:p>
          </table:table-cell>
          <table:table-cell table:style-name="ce19" office:value-type="string" calcext:value-type="string">
            <text:p>SAO MARTINHO, ILHA DE (PARTE FRANCESA)</text:p>
          </table:table-cell>
          <table:table-cell table:style-name="ce25" office:value-type="string" calcext:value-type="string">
            <text:p>INCLUÍDO</text:p>
          </table:table-cell>
          <table:table-cell table:style-name="ce35" office:value-type="date" office:date-value="2017-01-01" calcext:value-type="date">
            <text:p>01/01/2017</text:p>
          </table:table-cell>
          <table:table-cell table:style-name="ce35"/>
          <table:table-cell table:number-columns-repeated="1019"/>
        </table:table-row>
        <table:table-row table:style-name="ro1">
          <table:table-cell table:style-name="ce5" office:value-type="float" office:value="7005" calcext:value-type="float">
            <text:p>7005</text:p>
          </table:table-cell>
          <table:table-cell table:style-name="ce14" office:value-type="string" calcext:value-type="string">
            <text:p>SAO PEDRO E MIQUELON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7056" calcext:value-type="float">
            <text:p>7056</text:p>
          </table:table-cell>
          <table:table-cell table:style-name="ce14" office:value-type="string" calcext:value-type="string">
            <text:p>SAO VICENTE E GRANADINAS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7102" calcext:value-type="float">
            <text:p>7102</text:p>
          </table:table-cell>
          <table:table-cell table:style-name="ce14" office:value-type="string" calcext:value-type="string">
            <text:p>SANTA HELEN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7153" calcext:value-type="float">
            <text:p>7153</text:p>
          </table:table-cell>
          <table:table-cell table:style-name="ce14" office:value-type="string" calcext:value-type="string">
            <text:p>SANTA LUC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7200" calcext:value-type="float">
            <text:p>7200</text:p>
          </table:table-cell>
          <table:table-cell table:style-name="ce14" office:value-type="string" calcext:value-type="string">
            <text:p>SAO TOME E PRINCIPE, ILHAS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7285" calcext:value-type="float">
            <text:p>7285</text:p>
          </table:table-cell>
          <table:table-cell table:style-name="ce14" office:value-type="string" calcext:value-type="string">
            <text:p>SENEGAL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7315" calcext:value-type="float">
            <text:p>7315</text:p>
          </table:table-cell>
          <table:table-cell table:style-name="ce14" office:value-type="string" calcext:value-type="string">
            <text:p>SEYCHELLES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7358" calcext:value-type="float">
            <text:p>7358</text:p>
          </table:table-cell>
          <table:table-cell table:style-name="ce14" office:value-type="string" calcext:value-type="string">
            <text:p>SERRA LEO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7370" calcext:value-type="float">
            <text:p>7370</text:p>
          </table:table-cell>
          <table:table-cell table:style-name="ce14" office:value-type="string" calcext:value-type="string">
            <text:p>SERV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7412" calcext:value-type="float">
            <text:p>7412</text:p>
          </table:table-cell>
          <table:table-cell table:style-name="ce14" office:value-type="string" calcext:value-type="string">
            <text:p>CINGAPUR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7447" calcext:value-type="float">
            <text:p>7447</text:p>
          </table:table-cell>
          <table:table-cell table:style-name="ce14" office:value-type="string" calcext:value-type="string">
            <text:p>SIRIA, REPUBLICA ARABE D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7480" calcext:value-type="float">
            <text:p>7480</text:p>
          </table:table-cell>
          <table:table-cell table:style-name="ce14" office:value-type="string" calcext:value-type="string">
            <text:p>SOMAL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7501" calcext:value-type="float">
            <text:p>7501</text:p>
          </table:table-cell>
          <table:table-cell table:style-name="ce14" office:value-type="string" calcext:value-type="string">
            <text:p>SRI LANK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7544" calcext:value-type="float">
            <text:p>7544</text:p>
          </table:table-cell>
          <table:table-cell table:style-name="ce14" office:value-type="string" calcext:value-type="string">
            <text:p>SUAZILAND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9" office:value-type="float" office:value="7552" calcext:value-type="float">
            <text:p>7552</text:p>
          </table:table-cell>
          <table:table-cell table:style-name="ce19" office:value-type="string" calcext:value-type="string">
            <text:p>SVALBARD E JAN MAYERN</text:p>
          </table:table-cell>
          <table:table-cell table:style-name="ce25" office:value-type="string" calcext:value-type="string">
            <text:p>INCLUÍDO</text:p>
          </table:table-cell>
          <table:table-cell table:style-name="ce35" office:value-type="date" office:date-value="2017-01-01" calcext:value-type="date">
            <text:p>01/01/2017</text:p>
          </table:table-cell>
          <table:table-cell table:style-name="ce35"/>
          <table:table-cell table:number-columns-repeated="1019"/>
        </table:table-row>
        <table:table-row table:style-name="ro1">
          <table:table-cell table:style-name="ce5" office:value-type="float" office:value="7560" calcext:value-type="float">
            <text:p>7560</text:p>
          </table:table-cell>
          <table:table-cell table:style-name="ce14" office:value-type="string" calcext:value-type="string">
            <text:p>AFRICA DO SUL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7595" calcext:value-type="float">
            <text:p>7595</text:p>
          </table:table-cell>
          <table:table-cell table:style-name="ce14" office:value-type="string" calcext:value-type="string">
            <text:p>SUDAO</text:p>
          </table:table-cell>
          <table:table-cell table:style-name="ce24"/>
          <table:table-cell table:style-name="ce34" office:value-type="date" office:date-value="2011-07-01" calcext:value-type="date">
            <text:p>01/07/2011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7600" calcext:value-type="float">
            <text:p>7600</text:p>
          </table:table-cell>
          <table:table-cell table:style-name="ce14" office:value-type="string" calcext:value-type="string">
            <text:p>SUDÃO DO SUL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7641" calcext:value-type="float">
            <text:p>7641</text:p>
          </table:table-cell>
          <table:table-cell table:style-name="ce14" office:value-type="string" calcext:value-type="string">
            <text:p>SUEC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7676" calcext:value-type="float">
            <text:p>7676</text:p>
          </table:table-cell>
          <table:table-cell table:style-name="ce14" office:value-type="string" calcext:value-type="string">
            <text:p>SUIC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7706" calcext:value-type="float">
            <text:p>7706</text:p>
          </table:table-cell>
          <table:table-cell table:style-name="ce14" office:value-type="string" calcext:value-type="string">
            <text:p>SURINAME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7722" calcext:value-type="float">
            <text:p>7722</text:p>
          </table:table-cell>
          <table:table-cell table:style-name="ce14" office:value-type="string" calcext:value-type="string">
            <text:p>TADJIQUISTAO, REPUBLICA DO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7765" calcext:value-type="float">
            <text:p>7765</text:p>
          </table:table-cell>
          <table:table-cell table:style-name="ce14" office:value-type="string" calcext:value-type="string">
            <text:p>TAILAND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7803" calcext:value-type="float">
            <text:p>7803</text:p>
          </table:table-cell>
          <table:table-cell table:style-name="ce14" office:value-type="string" calcext:value-type="string">
            <text:p>TANZANIA, REP.UNIDA D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9" office:value-type="float" office:value="7811" calcext:value-type="float">
            <text:p>7811</text:p>
          </table:table-cell>
          <table:table-cell table:style-name="ce19" office:value-type="string" calcext:value-type="string">
            <text:p>TERRAS AUSTRAIS E ANTARTICAS FRANCESAS</text:p>
          </table:table-cell>
          <table:table-cell table:style-name="ce25" office:value-type="string" calcext:value-type="string">
            <text:p>INCLUÍDO</text:p>
          </table:table-cell>
          <table:table-cell table:style-name="ce35" office:value-type="date" office:date-value="2017-01-01" calcext:value-type="date">
            <text:p>01/01/2017</text:p>
          </table:table-cell>
          <table:table-cell table:style-name="ce35"/>
          <table:table-cell table:number-columns-repeated="1019"/>
        </table:table-row>
        <table:table-row table:style-name="ro1">
          <table:table-cell table:style-name="ce7" office:value-type="float" office:value="7820" calcext:value-type="float">
            <text:p>7820</text:p>
          </table:table-cell>
          <table:table-cell table:style-name="ce17" office:value-type="string" calcext:value-type="string">
            <text:p>TERRITORIO BRIT.OC.INDICO</text:p>
          </table:table-cell>
          <table:table-cell table:style-name="ce27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7838" calcext:value-type="float">
            <text:p>7838</text:p>
          </table:table-cell>
          <table:table-cell table:style-name="ce14" office:value-type="string" calcext:value-type="string">
            <text:p>DJIBUTI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7889" calcext:value-type="float">
            <text:p>7889</text:p>
          </table:table-cell>
          <table:table-cell table:style-name="ce14" office:value-type="string" calcext:value-type="string">
            <text:p>CHADE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7919" calcext:value-type="float">
            <text:p>7919</text:p>
          </table:table-cell>
          <table:table-cell table:style-name="ce14" office:value-type="string" calcext:value-type="string">
            <text:p>TCHECA, REPUBLIC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7951" calcext:value-type="float">
            <text:p>7951</text:p>
          </table:table-cell>
          <table:table-cell table:style-name="ce14" office:value-type="string" calcext:value-type="string">
            <text:p>TIMOR LESTE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8001" calcext:value-type="float">
            <text:p>8001</text:p>
          </table:table-cell>
          <table:table-cell table:style-name="ce14" office:value-type="string" calcext:value-type="string">
            <text:p>TOGO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8052" calcext:value-type="float">
            <text:p>8052</text:p>
          </table:table-cell>
          <table:table-cell table:style-name="ce14" office:value-type="string" calcext:value-type="string">
            <text:p>TOQUELAU,ILHAS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8109" calcext:value-type="float">
            <text:p>8109</text:p>
          </table:table-cell>
          <table:table-cell table:style-name="ce14" office:value-type="string" calcext:value-type="string">
            <text:p>TONG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8150" calcext:value-type="float">
            <text:p>8150</text:p>
          </table:table-cell>
          <table:table-cell table:style-name="ce14" office:value-type="string" calcext:value-type="string">
            <text:p>TRINIDAD E TOBAGO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8206" calcext:value-type="float">
            <text:p>8206</text:p>
          </table:table-cell>
          <table:table-cell table:style-name="ce14" office:value-type="string" calcext:value-type="string">
            <text:p>TUNIS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8230" calcext:value-type="float">
            <text:p>8230</text:p>
          </table:table-cell>
          <table:table-cell table:style-name="ce14" office:value-type="string" calcext:value-type="string">
            <text:p>TURCAS E CAICOS,ILHAS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8249" calcext:value-type="float">
            <text:p>8249</text:p>
          </table:table-cell>
          <table:table-cell table:style-name="ce14" office:value-type="string" calcext:value-type="string">
            <text:p>TURCOMENISTAO, REPUBLICA DO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8273" calcext:value-type="float">
            <text:p>8273</text:p>
          </table:table-cell>
          <table:table-cell table:style-name="ce14" office:value-type="string" calcext:value-type="string">
            <text:p>TURQU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8281" calcext:value-type="float">
            <text:p>8281</text:p>
          </table:table-cell>
          <table:table-cell table:style-name="ce14" office:value-type="string" calcext:value-type="string">
            <text:p>TUVALU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8311" calcext:value-type="float">
            <text:p>8311</text:p>
          </table:table-cell>
          <table:table-cell table:style-name="ce14" office:value-type="string" calcext:value-type="string">
            <text:p>UCRAN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8338" calcext:value-type="float">
            <text:p>8338</text:p>
          </table:table-cell>
          <table:table-cell table:style-name="ce14" office:value-type="string" calcext:value-type="string">
            <text:p>UGAND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8451" calcext:value-type="float">
            <text:p>8451</text:p>
          </table:table-cell>
          <table:table-cell table:style-name="ce14" office:value-type="string" calcext:value-type="string">
            <text:p>URUGUAI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8478" calcext:value-type="float">
            <text:p>8478</text:p>
          </table:table-cell>
          <table:table-cell table:style-name="ce14" office:value-type="string" calcext:value-type="string">
            <text:p>UZBEQUISTAO, REPUBLICA DO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8486" calcext:value-type="float">
            <text:p>8486</text:p>
          </table:table-cell>
          <table:table-cell table:style-name="ce14" office:value-type="string" calcext:value-type="string">
            <text:p>VATICANO, EST.DA CIDADE DO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8508" calcext:value-type="float">
            <text:p>8508</text:p>
          </table:table-cell>
          <table:table-cell table:style-name="ce14" office:value-type="string" calcext:value-type="string">
            <text:p>VENEZUEL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8583" calcext:value-type="float">
            <text:p>8583</text:p>
          </table:table-cell>
          <table:table-cell table:style-name="ce14" office:value-type="string" calcext:value-type="string">
            <text:p>VIETN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8630" calcext:value-type="float">
            <text:p>8630</text:p>
          </table:table-cell>
          <table:table-cell table:style-name="ce14" office:value-type="string" calcext:value-type="string">
            <text:p>VIRGENS,ILHAS (BRITANICAS)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8664" calcext:value-type="float">
            <text:p>8664</text:p>
          </table:table-cell>
          <table:table-cell table:style-name="ce14" office:value-type="string" calcext:value-type="string">
            <text:p>VIRGENS,ILHAS (E.U.A.)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8702" calcext:value-type="float">
            <text:p>8702</text:p>
          </table:table-cell>
          <table:table-cell table:style-name="ce14" office:value-type="string" calcext:value-type="string">
            <text:p>FIJI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9" office:value-type="float" office:value="8753" calcext:value-type="float">
            <text:p>8753</text:p>
          </table:table-cell>
          <table:table-cell table:style-name="ce19" office:value-type="string" calcext:value-type="string">
            <text:p>WALLIS E FUTUNA, ILHAS</text:p>
          </table:table-cell>
          <table:table-cell table:style-name="ce25" office:value-type="string" calcext:value-type="string">
            <text:p>INCLUÍDO</text:p>
          </table:table-cell>
          <table:table-cell table:style-name="ce35" office:value-type="date" office:date-value="2017-01-01" calcext:value-type="date">
            <text:p>01/01/2017</text:p>
          </table:table-cell>
          <table:table-cell table:style-name="ce35"/>
          <table:table-cell table:number-columns-repeated="1019"/>
        </table:table-row>
        <table:table-row table:style-name="ro1">
          <table:table-cell table:style-name="ce8" office:value-type="float" office:value="8737" calcext:value-type="float">
            <text:p>8737</text:p>
          </table:table-cell>
          <table:table-cell table:style-name="ce18" office:value-type="string" calcext:value-type="string">
            <text:p>WAKE, ILHA</text:p>
          </table:table-cell>
          <table:table-cell table:style-name="ce28" office:value-type="string" calcext:value-type="string">
            <text:p>EXCLUÍDO</text:p>
          </table:table-cell>
          <table:table-cell table:style-name="ce37" office:value-type="date" office:date-value="2006-01-01" calcext:value-type="date">
            <text:p>01/01/2006</text:p>
          </table:table-cell>
          <table:table-cell table:style-name="ce37" office:value-type="date" office:date-value="2018-05-31" calcext:value-type="date">
            <text:p>31/05/2018</text:p>
          </table:table-cell>
          <table:table-cell table:number-columns-repeated="1019"/>
        </table:table-row>
        <table:table-row table:style-name="ro1">
          <table:table-cell table:style-name="ce5" office:value-type="float" office:value="8885" calcext:value-type="float">
            <text:p>8885</text:p>
          </table:table-cell>
          <table:table-cell table:style-name="ce14" office:value-type="string" calcext:value-type="string">
            <text:p>CONGO, REPUBLICA DEMOCRATICA DO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5" office:value-type="float" office:value="8907" calcext:value-type="float">
            <text:p>8907</text:p>
          </table:table-cell>
          <table:table-cell table:style-name="ce14" office:value-type="string" calcext:value-type="string">
            <text:p>ZAMBIA</text:p>
          </table:table-cell>
          <table:table-cell table:style-name="ce24"/>
          <table:table-cell table:style-name="ce34" office:value-type="date" office:date-value="2006-01-01" calcext:value-type="date">
            <text:p>01/01/2006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11"/>
          <table:table-cell table:style-name="ce21"/>
          <table:table-cell table:style-name="ce31"/>
          <table:table-cell table:style-name="ce40" table:number-columns-repeated="2"/>
          <table:table-cell table:number-columns-repeated="1019"/>
        </table:table-row>
        <table:table-row table:style-name="ro1" table:number-rows-repeated="187">
          <table:table-cell table:number-columns-repeated="3"/>
          <table:table-cell table:style-name="ce41" table:number-columns-repeated="2"/>
          <table:table-cell table:number-columns-repeated="1019"/>
        </table:table-row>
        <table:table-row table:style-name="ro1" table:number-rows-repeated="10481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2">
      <number:number number:decimal-places="0" loext:min-decimal-places="0" number:min-integer-digits="0" number:grouping="true"/>
    </number:number-style>
    <number:number-style style:name="N113">
      <number:number number:decimal-places="0" loext:min-decimal-places="0" number:min-integer-digits="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stilo_20_1" style:display-name="Estilo 1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4.99mm" fo:margin-bottom="8.01mm" fo:margin-left="4.99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mm" fo:margin-left="0mm" fo:margin-right="0mm" fo:margin-top="4.18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 style:data-style-name="N2" text:time-value="09:43:45.98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Pais" style:display-name="PageStyle_cPais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/ </text:span><text:span text:style-name="MT1"><text:sheet-name>???</text:sheet-name>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  <style:master-page style:name="PageStyle_5f_Work" style:display-name="PageStyle_Work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/ </text:span><text:span text:style-name="MT1"><text:sheet-name>???</text:sheet-name>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>
        <style:region-left>
          <text:p><text:span text:style-name="MT1"><text:file-name text:display="name-and-extension">???</text:file-name></text:span><text:span text:style-name="MT1"> / </text:span><text:span text:style-name="MT1"><text:sheet-name>???</text:sheet-name></text:span></text:p>
        </style:region-left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 Canto Alt</meta:initial-creator>
    <meta:print-date>2013-11-04T12:17:52</meta:print-date>
    <meta:creation-date>2010-03-08T17:13:12</meta:creation-date>
    <dc:date>2018-05-04T09:45:14.164000000</dc:date>
    <meta:generator>LibreOffice/5.0.5.2$Windows_x86 LibreOffice_project/55b006a02d247b5f7215fc6ea0fde844b30035b3</meta:generator>
    <meta:editing-duration>PT7H1M54S</meta:editing-duration>
    <meta:editing-cycles>34</meta:editing-cycles>
    <meta:document-statistic meta:table-count="1" meta:cell-count="834" meta:object-count="0"/>
    <meta:user-defined meta:name="AppVersion">12.0000</meta:user-defined>
    <meta:user-defined meta:name="Company">Procerg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